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48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letter-kerning="true" style:font-name-asian="Wingdings" style:font-size-asian="10pt" style:font-style-asian="normal" style:font-weight-asian="normal" style:font-name-complex="Wingdings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31cm" svg:y1="14.802cm" svg:x2="11.771cm" svg:y2="14.802cm">
            <text:p/>
          </draw:line>
          <draw:line draw:style-name="gr2" draw:text-style-name="P1" draw:layer="layout" svg:x1="11.772cm" svg:y1="14.801cm" svg:x2="11.772cm" svg:y2="14.313cm">
            <text:p/>
          </draw:line>
          <draw:line draw:style-name="gr2" draw:text-style-name="P1" draw:layer="layout" svg:x1="9.821cm" svg:y1="15.287cm" svg:x2="11.288cm" svg:y2="15.288cm">
            <text:p/>
          </draw:line>
          <draw:frame draw:style-name="gr3" draw:text-style-name="P3" draw:layer="layout" svg:width="0.345cm" svg:height="0.438cm" svg:x="10.909cm" svg:y="14.871cm">
            <draw:text-box>
              <text:p text:style-name="P2"><text:span text:style-name="T1"></text:span></text:p>
            </draw:text-box>
          </draw:frame>
          <draw:line draw:style-name="gr2" draw:text-style-name="P1" draw:layer="layout" svg:x1="10.802cm" svg:y1="15.777cm" svg:x2="10.801cm" svg:y2="14.317cm">
            <text:p/>
          </draw:line>
          <draw:line draw:style-name="gr2" draw:text-style-name="P1" draw:layer="layout" svg:x1="11.289cm" svg:y1="15.292cm" svg:x2="11.288cm" svg:y2="14.317cm">
            <text:p/>
          </draw:line>
          <draw:line draw:style-name="gr2" draw:text-style-name="P1" draw:layer="layout" svg:x1="10.801cm" svg:y1="14.317cm" svg:x2="11.778cm" svg:y2="14.316cm">
            <text:p/>
          </draw:line>
          <draw:line draw:style-name="gr2" draw:text-style-name="P1" draw:layer="layout" svg:x1="9.821cm" svg:y1="15.774cm" svg:x2="10.811cm" svg:y2="15.775cm">
            <text:p/>
          </draw:line>
          <draw:line draw:style-name="gr2" draw:text-style-name="P1" draw:layer="layout" svg:x1="10.315cm" svg:y1="15.777cm" svg:x2="10.316cm" svg:y2="14.795cm">
            <text:p/>
          </draw:line>
          <draw:line draw:style-name="gr2" draw:text-style-name="P1" draw:layer="layout" svg:x1="9.825cm" svg:y1="15.769cm" svg:x2="9.825cm" svg:y2="15.28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485" draw:display-name="Dashed (var) 6485" draw:style="rect" draw:dots1="1" draw:dots1-length="0.009cm" draw:dots2="1" draw:dots2-length="0.009cm" draw:distance="0.00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1:55:24.410764877</meta:creation-date>
    <dc:date>2018-05-18T11:55:40.471089702</dc:date>
    <meta:editing-duration>PT16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